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0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>
      <style:table-cell-properties style:glyph-orientation-vertical="0" fo:background-color="#0000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3">
      <style:table-cell-properties style:glyph-orientation-vertical="0" style:text-align-source="fix" style:repeat-content="false" fo:wrap-option="no-wrap" fo:border="0.06pt solid #000099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3">
      <style:table-cell-properties fo:border="0.06pt solid #000099" fo:padding="0.071cm"/>
    </style:style>
    <style:style style:name="ce25" style:family="table-cell" style:parent-style-name="Default" style:data-style-name="N3">
      <style:table-cell-properties fo:border="0.06pt solid #0000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padding="0.071cm"/>
    </style:style>
    <style:style style:name="ce27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3">
      <style:table-cell-properties style:glyph-orientation-vertical="0" style:text-align-source="fix" style:repeat-content="false" fo:wrap-option="no-wrap" fo:border="0.06pt solid #00009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3">
      <style:table-cell-properties fo:border="0.06pt solid #0000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padding="0.071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shapes>
          <draw:frame draw:z-index="0" draw:style-name="gr1" draw:text-style-name="P1" svg:width="15.977cm" svg:height="9.003cm" svg:x="0.162cm" svg:y="15.911cm">
            <draw:object draw:notify-on-update-of-ranges="Hoja1.A28:Hoja1.A28 Hoja1.A30:Hoja1.A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7cm" svg:height="9.874cm" svg:x="16.638cm" svg:y="16.004cm">
            <draw:object draw:notify-on-update-of-ranges="Hoja1.B2:Hoja1.M2 Hoja1.A6:Hoja1.A6 Hoja1.B6:Hoja1.M6 Hoja1.A12:Hoja1.A12 Hoja1.B12:Hoja1.M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007cm" svg:x="0.288cm" svg:y="26.002cm">
            <draw:object draw:notify-on-update-of-ranges="Hoja1.A3:Hoja1.A5 Hoja1.N3:Hoja1.N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6"/>
        <table:table-column table:style-name="co2" table:number-columns-repeated="253" table:default-cell-style-name="ce26"/>
        <table:table-column table:style-name="co2" table:number-columns-repeated="770" table:default-cell-style-name="Default"/>
        <table:table-row table:style-name="ro1">
          <table:table-cell table:style-name="ce1" office:value-type="string" calcext:value-type="string">
            <text:p>PARCIALES MENSUALES</text:p>
          </table:table-cell>
          <table:table-cell table:style-name="ce27" table:number-columns-repeated="1020"/>
          <table:table-cell table:number-columns-repeated="3"/>
        </table:table-row>
        <table:table-row table:style-name="ro1">
          <table:table-cell table:style-name="ce23" office:value-type="string" calcext:value-type="string">
            <text:p>INGRESOS</text:p>
          </table:table-cell>
          <table:table-cell table:style-name="ce28" office:value-type="string" calcext:value-type="string">
            <text:p>ENE</text:p>
          </table:table-cell>
          <table:table-cell table:style-name="ce28" office:value-type="string" calcext:value-type="string">
            <text:p>FEB</text:p>
          </table:table-cell>
          <table:table-cell table:style-name="ce28" office:value-type="string" calcext:value-type="string">
            <text:p>MAR</text:p>
          </table:table-cell>
          <table:table-cell table:style-name="ce28" office:value-type="string" calcext:value-type="string">
            <text:p>ABR</text:p>
          </table:table-cell>
          <table:table-cell table:style-name="ce28" office:value-type="string" calcext:value-type="string">
            <text:p>MAY</text:p>
          </table:table-cell>
          <table:table-cell table:style-name="ce28" office:value-type="string" calcext:value-type="string">
            <text:p>JUN</text:p>
          </table:table-cell>
          <table:table-cell table:style-name="ce28" office:value-type="string" calcext:value-type="string">
            <text:p>JUL</text:p>
          </table:table-cell>
          <table:table-cell table:style-name="ce28" office:value-type="string" calcext:value-type="string">
            <text:p>AGO</text:p>
          </table:table-cell>
          <table:table-cell table:style-name="ce28" office:value-type="string" calcext:value-type="string">
            <text:p>SEP</text:p>
          </table:table-cell>
          <table:table-cell table:style-name="ce28" office:value-type="string" calcext:value-type="string">
            <text:p>OCT</text:p>
          </table:table-cell>
          <table:table-cell table:style-name="ce28" office:value-type="string" calcext:value-type="string">
            <text:p>NOV</text:p>
          </table:table-cell>
          <table:table-cell table:style-name="ce28" office:value-type="string" calcext:value-type="string">
            <text:p>DIC</text:p>
          </table:table-cell>
          <table:table-cell table:style-name="ce28" office:value-type="string" calcext:value-type="string">
            <text:p>TOTAL AÑO</text:p>
          </table:table-cell>
          <table:table-cell table:style-name="ce27" table:number-columns-repeated="1007"/>
          <table:table-cell table:number-columns-repeated="3"/>
        </table:table-row>
        <table:table-row table:style-name="ro1">
          <table:table-cell table:style-name="ce24" office:value-type="string" calcext:value-type="string">
            <text:p>VENTAS</text:p>
          </table:table-cell>
          <table:table-cell table:style-name="ce24" office:value-type="float" office:value="28323" calcext:value-type="float">
            <text:p>28.323</text:p>
          </table:table-cell>
          <table:table-cell table:style-name="ce24" office:value-type="float" office:value="27334" calcext:value-type="float">
            <text:p>27.334</text:p>
          </table:table-cell>
          <table:table-cell table:style-name="ce24" office:value-type="float" office:value="17736" calcext:value-type="float">
            <text:p>17.736</text:p>
          </table:table-cell>
          <table:table-cell table:style-name="ce24" office:value-type="float" office:value="29980" calcext:value-type="float">
            <text:p>29.980</text:p>
          </table:table-cell>
          <table:table-cell table:style-name="ce24" office:value-type="float" office:value="17766" calcext:value-type="float">
            <text:p>17.766</text:p>
          </table:table-cell>
          <table:table-cell table:style-name="ce24" office:value-type="float" office:value="24770" calcext:value-type="float">
            <text:p>24.770</text:p>
          </table:table-cell>
          <table:table-cell table:style-name="ce24" office:value-type="float" office:value="23226" calcext:value-type="float">
            <text:p>23.226</text:p>
          </table:table-cell>
          <table:table-cell table:style-name="ce24" office:value-type="float" office:value="17703" calcext:value-type="float">
            <text:p>17.703</text:p>
          </table:table-cell>
          <table:table-cell table:style-name="ce24" office:value-type="float" office:value="25800" calcext:value-type="float">
            <text:p>25.800</text:p>
          </table:table-cell>
          <table:table-cell table:style-name="ce24" office:value-type="float" office:value="23088" calcext:value-type="float">
            <text:p>23.088</text:p>
          </table:table-cell>
          <table:table-cell table:style-name="ce24" office:value-type="float" office:value="27298" calcext:value-type="float">
            <text:p>27.298</text:p>
          </table:table-cell>
          <table:table-cell table:style-name="ce24" office:value-type="float" office:value="15837" calcext:value-type="float">
            <text:p>15.837</text:p>
          </table:table-cell>
          <table:table-cell table:style-name="ce24" table:formula="of:=SUM([.B3:.M3])" office:value-type="float" office:value="278861" calcext:value-type="float">
            <text:p>278.861</text:p>
          </table:table-cell>
          <table:table-cell table:number-columns-repeated="1010"/>
        </table:table-row>
        <table:table-row table:style-name="ro1">
          <table:table-cell table:style-name="ce24" office:value-type="string" calcext:value-type="string">
            <text:p>ALQUILERES</text:p>
          </table:table-cell>
          <table:table-cell table:style-name="ce24" office:value-type="float" office:value="6750" calcext:value-type="float">
            <text:p>6.750</text:p>
          </table:table-cell>
          <table:table-cell table:style-name="ce24" office:value-type="float" office:value="6751" calcext:value-type="float">
            <text:p>6.751</text:p>
          </table:table-cell>
          <table:table-cell table:style-name="ce24" office:value-type="float" office:value="6752" calcext:value-type="float">
            <text:p>6.752</text:p>
          </table:table-cell>
          <table:table-cell table:style-name="ce24" office:value-type="float" office:value="6753" calcext:value-type="float">
            <text:p>6.753</text:p>
          </table:table-cell>
          <table:table-cell table:style-name="ce24" office:value-type="float" office:value="6754" calcext:value-type="float">
            <text:p>6.754</text:p>
          </table:table-cell>
          <table:table-cell table:style-name="ce24" office:value-type="float" office:value="6755" calcext:value-type="float">
            <text:p>6.755</text:p>
          </table:table-cell>
          <table:table-cell table:style-name="ce24" office:value-type="float" office:value="6756" calcext:value-type="float">
            <text:p>6.756</text:p>
          </table:table-cell>
          <table:table-cell table:style-name="ce24" office:value-type="float" office:value="6757" calcext:value-type="float">
            <text:p>6.757</text:p>
          </table:table-cell>
          <table:table-cell table:style-name="ce24" office:value-type="float" office:value="6758" calcext:value-type="float">
            <text:p>6.758</text:p>
          </table:table-cell>
          <table:table-cell table:style-name="ce24" office:value-type="float" office:value="6759" calcext:value-type="float">
            <text:p>6.759</text:p>
          </table:table-cell>
          <table:table-cell table:style-name="ce24" office:value-type="float" office:value="6760" calcext:value-type="float">
            <text:p>6.760</text:p>
          </table:table-cell>
          <table:table-cell table:style-name="ce24" office:value-type="float" office:value="6761" calcext:value-type="float">
            <text:p>6.761</text:p>
          </table:table-cell>
          <table:table-cell table:style-name="ce24" table:formula="of:=SUM([.B4:.M4])" office:value-type="float" office:value="81066" calcext:value-type="float">
            <text:p>81.066</text:p>
          </table:table-cell>
          <table:table-cell table:number-columns-repeated="1010"/>
        </table:table-row>
        <table:table-row table:style-name="ro1">
          <table:table-cell table:style-name="ce24" office:value-type="string" calcext:value-type="string">
            <text:p>OTROS INGRESOS</text:p>
          </table:table-cell>
          <table:table-cell table:style-name="ce24" office:value-type="float" office:value="3365" calcext:value-type="float">
            <text:p>3.365</text:p>
          </table:table-cell>
          <table:table-cell table:style-name="ce24" office:value-type="float" office:value="2994" calcext:value-type="float">
            <text:p>2.994</text:p>
          </table:table-cell>
          <table:table-cell table:style-name="ce24" office:value-type="float" office:value="2198" calcext:value-type="float">
            <text:p>2.198</text:p>
          </table:table-cell>
          <table:table-cell table:style-name="ce24" office:value-type="float" office:value="2702" calcext:value-type="float">
            <text:p>2.702</text:p>
          </table:table-cell>
          <table:table-cell table:style-name="ce24" office:value-type="float" office:value="2484" calcext:value-type="float">
            <text:p>2.484</text:p>
          </table:table-cell>
          <table:table-cell table:style-name="ce24" office:value-type="float" office:value="4961" calcext:value-type="float">
            <text:p>4.961</text:p>
          </table:table-cell>
          <table:table-cell table:style-name="ce24" office:value-type="float" office:value="2748" calcext:value-type="float">
            <text:p>2.748</text:p>
          </table:table-cell>
          <table:table-cell table:style-name="ce24" office:value-type="float" office:value="3493" calcext:value-type="float">
            <text:p>3.493</text:p>
          </table:table-cell>
          <table:table-cell table:style-name="ce24" office:value-type="float" office:value="2561" calcext:value-type="float">
            <text:p>2.561</text:p>
          </table:table-cell>
          <table:table-cell table:style-name="ce24" office:value-type="float" office:value="4364" calcext:value-type="float">
            <text:p>4.364</text:p>
          </table:table-cell>
          <table:table-cell table:style-name="ce24" office:value-type="float" office:value="4305" calcext:value-type="float">
            <text:p>4.305</text:p>
          </table:table-cell>
          <table:table-cell table:style-name="ce24" office:value-type="float" office:value="3897" calcext:value-type="float">
            <text:p>3.897</text:p>
          </table:table-cell>
          <table:table-cell table:style-name="ce24" table:formula="of:=SUM([.B5:.M5])" office:value-type="float" office:value="40072" calcext:value-type="float">
            <text:p>40.072</text:p>
          </table:table-cell>
          <table:table-cell table:number-columns-repeated="1010"/>
        </table:table-row>
        <table:table-row table:style-name="ro1">
          <table:table-cell table:style-name="ce23" office:value-type="string" calcext:value-type="string">
            <text:p>TOTAL INGRESOS</text:p>
          </table:table-cell>
          <table:table-cell table:style-name="ce29" table:formula="of:=SUM([.B3:.B5])" office:value-type="float" office:value="38438" calcext:value-type="float">
            <text:p>38.438</text:p>
          </table:table-cell>
          <table:table-cell table:style-name="ce29" table:formula="of:=SUM([.C3:.C5])" office:value-type="float" office:value="37079" calcext:value-type="float">
            <text:p>37.079</text:p>
          </table:table-cell>
          <table:table-cell table:style-name="ce29" table:formula="of:=SUM([.D3:.D5])" office:value-type="float" office:value="26686" calcext:value-type="float">
            <text:p>26.686</text:p>
          </table:table-cell>
          <table:table-cell table:style-name="ce29" table:formula="of:=SUM([.E3:.E5])" office:value-type="float" office:value="39435" calcext:value-type="float">
            <text:p>39.435</text:p>
          </table:table-cell>
          <table:table-cell table:style-name="ce29" table:formula="of:=SUM([.F3:.F5])" office:value-type="float" office:value="27004" calcext:value-type="float">
            <text:p>27.004</text:p>
          </table:table-cell>
          <table:table-cell table:style-name="ce29" table:formula="of:=SUM([.G3:.G5])" office:value-type="float" office:value="36486" calcext:value-type="float">
            <text:p>36.486</text:p>
          </table:table-cell>
          <table:table-cell table:style-name="ce29" table:formula="of:=SUM([.H3:.H5])" office:value-type="float" office:value="32730" calcext:value-type="float">
            <text:p>32.730</text:p>
          </table:table-cell>
          <table:table-cell table:style-name="ce29" table:formula="of:=SUM([.I3:.I5])" office:value-type="float" office:value="27953" calcext:value-type="float">
            <text:p>27.953</text:p>
          </table:table-cell>
          <table:table-cell table:style-name="ce29" table:formula="of:=SUM([.J3:.J5])" office:value-type="float" office:value="35119" calcext:value-type="float">
            <text:p>35.119</text:p>
          </table:table-cell>
          <table:table-cell table:style-name="ce29" table:formula="of:=SUM([.K3:.K5])" office:value-type="float" office:value="34211" calcext:value-type="float">
            <text:p>34.211</text:p>
          </table:table-cell>
          <table:table-cell table:style-name="ce29" table:formula="of:=SUM([.L3:.L5])" office:value-type="float" office:value="38363" calcext:value-type="float">
            <text:p>38.363</text:p>
          </table:table-cell>
          <table:table-cell table:style-name="ce29" table:formula="of:=SUM([.M3:.M5])" office:value-type="float" office:value="26495" calcext:value-type="float">
            <text:p>26.495</text:p>
          </table:table-cell>
          <table:table-cell table:style-name="ce29" table:formula="of:=SUM([.B6:.M6])" office:value-type="float" office:value="399999" calcext:value-type="float">
            <text:p>399.999</text:p>
          </table:table-cell>
          <table:table-cell table:style-name="ce30" table:number-columns-repeated="1007"/>
          <table:table-cell table:number-columns-repeated="3"/>
        </table:table-row>
        <table:table-row table:style-name="ro1">
          <table:table-cell table:style-name="ce24" table:number-columns-repeated="14"/>
          <table:table-cell table:number-columns-repeated="1010"/>
        </table:table-row>
        <table:table-row table:style-name="ro1">
          <table:table-cell table:style-name="ce23" office:value-type="string" calcext:value-type="string">
            <text:p>GASTOS</text:p>
          </table:table-cell>
          <table:table-cell table:style-name="ce29" table:number-columns-repeated="13"/>
          <table:table-cell table:style-name="ce30" table:number-columns-repeated="1007"/>
          <table:table-cell table:number-columns-repeated="3"/>
        </table:table-row>
        <table:table-row table:style-name="ro1">
          <table:table-cell table:style-name="ce24" office:value-type="string" calcext:value-type="string">
            <text:p>SALARIOS</text:p>
          </table:table-cell>
          <table:table-cell table:style-name="ce24" office:value-type="float" office:value="7020" calcext:value-type="float">
            <text:p>7.020</text:p>
          </table:table-cell>
          <table:table-cell table:style-name="ce24" office:value-type="float" office:value="7488" calcext:value-type="float">
            <text:p>7.488</text:p>
          </table:table-cell>
          <table:table-cell table:style-name="ce24" office:value-type="float" office:value="8502" calcext:value-type="float">
            <text:p>8.502</text:p>
          </table:table-cell>
          <table:table-cell table:style-name="ce24" office:value-type="float" office:value="8424" calcext:value-type="float">
            <text:p>8.424</text:p>
          </table:table-cell>
          <table:table-cell table:style-name="ce24" office:value-type="float" office:value="7488" calcext:value-type="float">
            <text:p>7.488</text:p>
          </table:table-cell>
          <table:table-cell table:style-name="ce24" office:value-type="float" office:value="8424" calcext:value-type="float">
            <text:p>8.424</text:p>
          </table:table-cell>
          <table:table-cell table:style-name="ce24" office:value-type="float" office:value="7878" calcext:value-type="float">
            <text:p>7.878</text:p>
          </table:table-cell>
          <table:table-cell table:style-name="ce24" office:value-type="float" office:value="7566" calcext:value-type="float">
            <text:p>7.566</text:p>
          </table:table-cell>
          <table:table-cell table:style-name="ce24" office:value-type="float" office:value="7488" calcext:value-type="float">
            <text:p>7.488</text:p>
          </table:table-cell>
          <table:table-cell table:style-name="ce24" office:value-type="float" office:value="7332" calcext:value-type="float">
            <text:p>7.332</text:p>
          </table:table-cell>
          <table:table-cell table:style-name="ce24" office:value-type="float" office:value="7098" calcext:value-type="float">
            <text:p>7.098</text:p>
          </table:table-cell>
          <table:table-cell table:style-name="ce24" office:value-type="float" office:value="8346" calcext:value-type="float">
            <text:p>8.346</text:p>
          </table:table-cell>
          <table:table-cell table:style-name="ce24" table:formula="of:=SUM([.B9:.M9])" office:value-type="float" office:value="93054" calcext:value-type="float">
            <text:p>93.054</text:p>
          </table:table-cell>
          <table:table-cell table:number-columns-repeated="1010"/>
        </table:table-row>
        <table:table-row table:style-name="ro1">
          <table:table-cell table:style-name="ce24" office:value-type="string" calcext:value-type="string">
            <text:p>GASTOS PRODUCCION</text:p>
          </table:table-cell>
          <table:table-cell table:style-name="ce24" office:value-type="float" office:value="24600.32" calcext:value-type="float">
            <text:p>24.600</text:p>
          </table:table-cell>
          <table:table-cell table:style-name="ce24" office:value-type="float" office:value="25213.72" calcext:value-type="float">
            <text:p>25.214</text:p>
          </table:table-cell>
          <table:table-cell table:style-name="ce24" office:value-type="float" office:value="14143.58" calcext:value-type="float">
            <text:p>14.144</text:p>
          </table:table-cell>
          <table:table-cell table:style-name="ce24" office:value-type="float" office:value="26027.1" calcext:value-type="float">
            <text:p>26.027</text:p>
          </table:table-cell>
          <table:table-cell table:style-name="ce24" office:value-type="float" office:value="13772.04" calcext:value-type="float">
            <text:p>13.772</text:p>
          </table:table-cell>
          <table:table-cell table:style-name="ce24" office:value-type="float" office:value="23351.04" calcext:value-type="float">
            <text:p>23.351</text:p>
          </table:table-cell>
          <table:table-cell table:style-name="ce24" office:value-type="float" office:value="20947.2" calcext:value-type="float">
            <text:p>20.947</text:p>
          </table:table-cell>
          <table:table-cell table:style-name="ce24" office:value-type="float" office:value="14815.09" calcext:value-type="float">
            <text:p>14.815</text:p>
          </table:table-cell>
          <table:table-cell table:style-name="ce24" office:value-type="float" office:value="24232.11" calcext:value-type="float">
            <text:p>24.232</text:p>
          </table:table-cell>
          <table:table-cell table:style-name="ce24" office:value-type="float" office:value="18473.94" calcext:value-type="float">
            <text:p>18.474</text:p>
          </table:table-cell>
          <table:table-cell table:style-name="ce24" office:value-type="float" office:value="26470.47" calcext:value-type="float">
            <text:p>26.470</text:p>
          </table:table-cell>
          <table:table-cell table:style-name="ce24" office:value-type="float" office:value="18016.6" calcext:value-type="float">
            <text:p>18.017</text:p>
          </table:table-cell>
          <table:table-cell table:style-name="ce24" table:formula="of:=SUM([.B10:.M10])" office:value-type="float" office:value="250063.21" calcext:value-type="float">
            <text:p>250.063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OTROS GASTOS</text:p>
          </table:table-cell>
          <table:table-cell table:style-name="ce25" office:value-type="float" office:value="2852" calcext:value-type="float">
            <text:p>2.852</text:p>
          </table:table-cell>
          <table:table-cell table:style-name="ce25" office:value-type="float" office:value="2531" calcext:value-type="float">
            <text:p>2.531</text:p>
          </table:table-cell>
          <table:table-cell table:style-name="ce25" office:value-type="float" office:value="3275" calcext:value-type="float">
            <text:p>3.275</text:p>
          </table:table-cell>
          <table:table-cell table:style-name="ce25" office:value-type="float" office:value="4171" calcext:value-type="float">
            <text:p>4.171</text:p>
          </table:table-cell>
          <table:table-cell table:style-name="ce25" office:value-type="float" office:value="2773" calcext:value-type="float">
            <text:p>2.773</text:p>
          </table:table-cell>
          <table:table-cell table:style-name="ce25" office:value-type="float" office:value="4369" calcext:value-type="float">
            <text:p>4.369</text:p>
          </table:table-cell>
          <table:table-cell table:style-name="ce25" office:value-type="float" office:value="3850" calcext:value-type="float">
            <text:p>3.850</text:p>
          </table:table-cell>
          <table:table-cell table:style-name="ce25" office:value-type="float" office:value="3552" calcext:value-type="float">
            <text:p>3.552</text:p>
          </table:table-cell>
          <table:table-cell table:style-name="ce25" office:value-type="float" office:value="4024" calcext:value-type="float">
            <text:p>4.024</text:p>
          </table:table-cell>
          <table:table-cell table:style-name="ce25" office:value-type="float" office:value="4787" calcext:value-type="float">
            <text:p>4.787</text:p>
          </table:table-cell>
          <table:table-cell table:style-name="ce25" office:value-type="float" office:value="2896" calcext:value-type="float">
            <text:p>2.896</text:p>
          </table:table-cell>
          <table:table-cell table:style-name="ce25" office:value-type="float" office:value="3488" calcext:value-type="float">
            <text:p>3.488</text:p>
          </table:table-cell>
          <table:table-cell table:style-name="ce25" table:formula="of:=SUM([.B11:.M11])" office:value-type="float" office:value="42568" calcext:value-type="float">
            <text:p>42.568</text:p>
          </table:table-cell>
          <table:table-cell table:style-name="ce31" table:number-columns-repeated="1007"/>
          <table:table-cell table:number-columns-repeated="3"/>
        </table:table-row>
        <table:table-row table:style-name="ro1">
          <table:table-cell table:style-name="ce23" office:value-type="string" calcext:value-type="string">
            <text:p>TOTAL GASTOS</text:p>
          </table:table-cell>
          <table:table-cell table:style-name="ce29" table:formula="of:=SUM([.B9:.B11])" office:value-type="float" office:value="34472.32" calcext:value-type="float">
            <text:p>34.472</text:p>
          </table:table-cell>
          <table:table-cell table:style-name="ce29" table:formula="of:=SUM([.C9:.C11])" office:value-type="float" office:value="35232.72" calcext:value-type="float">
            <text:p>35.233</text:p>
          </table:table-cell>
          <table:table-cell table:style-name="ce29" table:formula="of:=SUM([.D9:.D11])" office:value-type="float" office:value="25920.58" calcext:value-type="float">
            <text:p>25.921</text:p>
          </table:table-cell>
          <table:table-cell table:style-name="ce29" table:formula="of:=SUM([.E9:.E11])" office:value-type="float" office:value="38622.1" calcext:value-type="float">
            <text:p>38.622</text:p>
          </table:table-cell>
          <table:table-cell table:style-name="ce29" table:formula="of:=SUM([.F9:.F11])" office:value-type="float" office:value="24033.04" calcext:value-type="float">
            <text:p>24.033</text:p>
          </table:table-cell>
          <table:table-cell table:style-name="ce29" table:formula="of:=SUM([.G9:.G11])" office:value-type="float" office:value="36144.04" calcext:value-type="float">
            <text:p>36.144</text:p>
          </table:table-cell>
          <table:table-cell table:style-name="ce29" table:formula="of:=SUM([.H9:.H11])" office:value-type="float" office:value="32675.2" calcext:value-type="float">
            <text:p>32.675</text:p>
          </table:table-cell>
          <table:table-cell table:style-name="ce29" table:formula="of:=SUM([.I9:.I11])" office:value-type="float" office:value="25933.09" calcext:value-type="float">
            <text:p>25.933</text:p>
          </table:table-cell>
          <table:table-cell table:style-name="ce29" table:formula="of:=SUM([.J9:.J11])" office:value-type="float" office:value="35744.11" calcext:value-type="float">
            <text:p>35.744</text:p>
          </table:table-cell>
          <table:table-cell table:style-name="ce29" table:formula="of:=SUM([.K9:.K11])" office:value-type="float" office:value="30592.94" calcext:value-type="float">
            <text:p>30.593</text:p>
          </table:table-cell>
          <table:table-cell table:style-name="ce29" table:formula="of:=SUM([.L9:.L11])" office:value-type="float" office:value="36464.47" calcext:value-type="float">
            <text:p>36.464</text:p>
          </table:table-cell>
          <table:table-cell table:style-name="ce29" table:formula="of:=SUM([.M9:.M11])" office:value-type="float" office:value="29850.6" calcext:value-type="float">
            <text:p>29.851</text:p>
          </table:table-cell>
          <table:table-cell table:style-name="ce29" table:formula="of:=SUM([.B12:.M12])" office:value-type="float" office:value="385685.21" calcext:value-type="float">
            <text:p>385.685</text:p>
          </table:table-cell>
          <table:table-cell table:style-name="ce30" table:number-columns-repeated="1007"/>
          <table:table-cell table:number-columns-repeated="3"/>
        </table:table-row>
        <table:table-row table:style-name="ro1">
          <table:table-cell table:style-name="ce24" table:number-columns-repeated="14"/>
          <table:table-cell table:number-columns-repeated="1010"/>
        </table:table-row>
        <table:table-row table:style-name="ro1">
          <table:table-cell table:style-name="ce23" office:value-type="string" calcext:value-type="string">
            <text:p>BENEFICIOS</text:p>
          </table:table-cell>
          <table:table-cell table:style-name="ce29" table:formula="of:=[.B6]-[.B12]" office:value-type="float" office:value="3965.68" calcext:value-type="float">
            <text:p>3.966</text:p>
          </table:table-cell>
          <table:table-cell table:style-name="ce29" table:formula="of:=[.C6]-[.C12]" office:value-type="float" office:value="1846.28" calcext:value-type="float">
            <text:p>1.846</text:p>
          </table:table-cell>
          <table:table-cell table:style-name="ce29" table:formula="of:=[.D6]-[.D12]" office:value-type="float" office:value="765.419999999998" calcext:value-type="float">
            <text:p>765</text:p>
          </table:table-cell>
          <table:table-cell table:style-name="ce29" table:formula="of:=[.E6]-[.E12]" office:value-type="float" office:value="812.900000000001" calcext:value-type="float">
            <text:p>813</text:p>
          </table:table-cell>
          <table:table-cell table:style-name="ce29" table:formula="of:=[.F6]-[.F12]" office:value-type="float" office:value="2970.96" calcext:value-type="float">
            <text:p>2.971</text:p>
          </table:table-cell>
          <table:table-cell table:style-name="ce29" table:formula="of:=[.G6]-[.G12]" office:value-type="float" office:value="341.959999999999" calcext:value-type="float">
            <text:p>342</text:p>
          </table:table-cell>
          <table:table-cell table:style-name="ce29" table:formula="of:=[.H6]-[.H12]" office:value-type="float" office:value="54.7999999999993" calcext:value-type="float">
            <text:p>55</text:p>
          </table:table-cell>
          <table:table-cell table:style-name="ce29" table:formula="of:=[.I6]-[.I12]" office:value-type="float" office:value="2019.91" calcext:value-type="float">
            <text:p>2.020</text:p>
          </table:table-cell>
          <table:table-cell table:style-name="ce29" table:formula="of:=[.J6]-[.J12]" office:value-type="float" office:value="-625.110000000001" calcext:value-type="float">
            <text:p>-625</text:p>
          </table:table-cell>
          <table:table-cell table:style-name="ce29" table:formula="of:=[.K6]-[.K12]" office:value-type="float" office:value="3618.06" calcext:value-type="float">
            <text:p>3.618</text:p>
          </table:table-cell>
          <table:table-cell table:style-name="ce29" table:formula="of:=[.L6]-[.L12]" office:value-type="float" office:value="1898.53" calcext:value-type="float">
            <text:p>1.899</text:p>
          </table:table-cell>
          <table:table-cell table:style-name="ce29" table:formula="of:=[.M6]-[.M12]" office:value-type="float" office:value="-3355.6" calcext:value-type="float">
            <text:p>-3.356</text:p>
          </table:table-cell>
          <table:table-cell table:style-name="ce29" table:formula="of:=SUM([.B14:.M14])" office:value-type="float" office:value="14313.79" calcext:value-type="float">
            <text:p>14.314</text:p>
          </table:table-cell>
          <table:table-cell table:style-name="ce30" table:number-columns-repeated="1007"/>
          <table:table-cell table:number-columns-repeated="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UMULADOS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INGRESOS</text:p>
          </table:table-cell>
          <table:table-cell table:style-name="ce28" office:value-type="string" calcext:value-type="string">
            <text:p>ENE</text:p>
          </table:table-cell>
          <table:table-cell table:style-name="ce28" office:value-type="string" calcext:value-type="string">
            <text:p>FEB</text:p>
          </table:table-cell>
          <table:table-cell table:style-name="ce28" office:value-type="string" calcext:value-type="string">
            <text:p>MAR</text:p>
          </table:table-cell>
          <table:table-cell table:style-name="ce28" office:value-type="string" calcext:value-type="string">
            <text:p>ABR</text:p>
          </table:table-cell>
          <table:table-cell table:style-name="ce28" office:value-type="string" calcext:value-type="string">
            <text:p>MAY</text:p>
          </table:table-cell>
          <table:table-cell table:style-name="ce28" office:value-type="string" calcext:value-type="string">
            <text:p>JUN</text:p>
          </table:table-cell>
          <table:table-cell table:style-name="ce28" office:value-type="string" calcext:value-type="string">
            <text:p>JUL</text:p>
          </table:table-cell>
          <table:table-cell table:style-name="ce28" office:value-type="string" calcext:value-type="string">
            <text:p>AGO</text:p>
          </table:table-cell>
          <table:table-cell table:style-name="ce28" office:value-type="string" calcext:value-type="string">
            <text:p>SEP</text:p>
          </table:table-cell>
          <table:table-cell table:style-name="ce28" office:value-type="string" calcext:value-type="string">
            <text:p>OCT</text:p>
          </table:table-cell>
          <table:table-cell table:style-name="ce28" office:value-type="string" calcext:value-type="string">
            <text:p>NOV</text:p>
          </table:table-cell>
          <table:table-cell table:style-name="ce28" office:value-type="string" calcext:value-type="string">
            <text:p>DIC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VENTAS</text:p>
          </table:table-cell>
          <table:table-cell table:style-name="ce24" table:formula="of:=SUM([.A19])+[.B3]" office:value-type="float" office:value="28323" calcext:value-type="float">
            <text:p>28.323</text:p>
          </table:table-cell>
          <table:table-cell table:style-name="ce24" table:formula="of:=SUM([.B19])+[.C3]" office:value-type="float" office:value="55657" calcext:value-type="float">
            <text:p>55.657</text:p>
          </table:table-cell>
          <table:table-cell table:style-name="ce24" table:formula="of:=SUM([.C19])+[.D3]" office:value-type="float" office:value="73393" calcext:value-type="float">
            <text:p>73.393</text:p>
          </table:table-cell>
          <table:table-cell table:style-name="ce24" table:formula="of:=SUM([.D19])+[.E3]" office:value-type="float" office:value="103373" calcext:value-type="float">
            <text:p>103.373</text:p>
          </table:table-cell>
          <table:table-cell table:style-name="ce24" table:formula="of:=SUM([.E19])+[.F3]" office:value-type="float" office:value="121139" calcext:value-type="float">
            <text:p>121.139</text:p>
          </table:table-cell>
          <table:table-cell table:style-name="ce24" table:formula="of:=SUM([.F19])+[.G3]" office:value-type="float" office:value="145909" calcext:value-type="float">
            <text:p>145.909</text:p>
          </table:table-cell>
          <table:table-cell table:style-name="ce24" table:formula="of:=SUM([.G19])+[.H3]" office:value-type="float" office:value="169135" calcext:value-type="float">
            <text:p>169.135</text:p>
          </table:table-cell>
          <table:table-cell table:style-name="ce24" table:formula="of:=SUM([.H19])+[.I3]" office:value-type="float" office:value="186838" calcext:value-type="float">
            <text:p>186.838</text:p>
          </table:table-cell>
          <table:table-cell table:style-name="ce24" table:formula="of:=SUM([.I19])+[.J3]" office:value-type="float" office:value="212638" calcext:value-type="float">
            <text:p>212.638</text:p>
          </table:table-cell>
          <table:table-cell table:style-name="ce24" table:formula="of:=SUM([.J19])+[.K3]" office:value-type="float" office:value="235726" calcext:value-type="float">
            <text:p>235.726</text:p>
          </table:table-cell>
          <table:table-cell table:style-name="ce24" table:formula="of:=SUM([.K19])+[.L3]" office:value-type="float" office:value="263024" calcext:value-type="float">
            <text:p>263.024</text:p>
          </table:table-cell>
          <table:table-cell table:style-name="ce24" table:formula="of:=SUM([.L19])+[.M3]" office:value-type="float" office:value="278861" calcext:value-type="float">
            <text:p>278.86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ALQUILERES</text:p>
          </table:table-cell>
          <table:table-cell table:style-name="ce24" table:formula="of:=SUM([.A20])+[.B4]" office:value-type="float" office:value="6750" calcext:value-type="float">
            <text:p>6.750</text:p>
          </table:table-cell>
          <table:table-cell table:style-name="ce24" table:formula="of:=SUM([.B20])+[.C4]" office:value-type="float" office:value="13501" calcext:value-type="float">
            <text:p>13.501</text:p>
          </table:table-cell>
          <table:table-cell table:style-name="ce24" table:formula="of:=SUM([.C20])+[.D4]" office:value-type="float" office:value="20253" calcext:value-type="float">
            <text:p>20.253</text:p>
          </table:table-cell>
          <table:table-cell table:style-name="ce24" table:formula="of:=SUM([.D20])+[.E4]" office:value-type="float" office:value="27006" calcext:value-type="float">
            <text:p>27.006</text:p>
          </table:table-cell>
          <table:table-cell table:style-name="ce24" table:formula="of:=SUM([.E20])+[.F4]" office:value-type="float" office:value="33760" calcext:value-type="float">
            <text:p>33.760</text:p>
          </table:table-cell>
          <table:table-cell table:style-name="ce24" table:formula="of:=SUM([.F20])+[.G4]" office:value-type="float" office:value="40515" calcext:value-type="float">
            <text:p>40.515</text:p>
          </table:table-cell>
          <table:table-cell table:style-name="ce24" table:formula="of:=SUM([.G20])+[.H4]" office:value-type="float" office:value="47271" calcext:value-type="float">
            <text:p>47.271</text:p>
          </table:table-cell>
          <table:table-cell table:style-name="ce24" table:formula="of:=SUM([.H20])+[.I4]" office:value-type="float" office:value="54028" calcext:value-type="float">
            <text:p>54.028</text:p>
          </table:table-cell>
          <table:table-cell table:style-name="ce24" table:formula="of:=SUM([.I20])+[.J4]" office:value-type="float" office:value="60786" calcext:value-type="float">
            <text:p>60.786</text:p>
          </table:table-cell>
          <table:table-cell table:style-name="ce24" table:formula="of:=SUM([.J20])+[.K4]" office:value-type="float" office:value="67545" calcext:value-type="float">
            <text:p>67.545</text:p>
          </table:table-cell>
          <table:table-cell table:style-name="ce24" table:formula="of:=SUM([.K20])+[.L4]" office:value-type="float" office:value="74305" calcext:value-type="float">
            <text:p>74.305</text:p>
          </table:table-cell>
          <table:table-cell table:style-name="ce24" table:formula="of:=SUM([.L20])+[.M4]" office:value-type="float" office:value="81066" calcext:value-type="float">
            <text:p>81.06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OTROS INGRESOS</text:p>
          </table:table-cell>
          <table:table-cell table:style-name="ce24" table:formula="of:=SUM([.A21])+[.B5]" office:value-type="float" office:value="3365" calcext:value-type="float">
            <text:p>3.365</text:p>
          </table:table-cell>
          <table:table-cell table:style-name="ce24" table:formula="of:=SUM([.B21])+[.C5]" office:value-type="float" office:value="6359" calcext:value-type="float">
            <text:p>6.359</text:p>
          </table:table-cell>
          <table:table-cell table:style-name="ce24" table:formula="of:=SUM([.C21])+[.D5]" office:value-type="float" office:value="8557" calcext:value-type="float">
            <text:p>8.557</text:p>
          </table:table-cell>
          <table:table-cell table:style-name="ce24" table:formula="of:=SUM([.D21])+[.E5]" office:value-type="float" office:value="11259" calcext:value-type="float">
            <text:p>11.259</text:p>
          </table:table-cell>
          <table:table-cell table:style-name="ce24" table:formula="of:=SUM([.E21])+[.F5]" office:value-type="float" office:value="13743" calcext:value-type="float">
            <text:p>13.743</text:p>
          </table:table-cell>
          <table:table-cell table:style-name="ce24" table:formula="of:=SUM([.F21])+[.G5]" office:value-type="float" office:value="18704" calcext:value-type="float">
            <text:p>18.704</text:p>
          </table:table-cell>
          <table:table-cell table:style-name="ce24" table:formula="of:=SUM([.G21])+[.H5]" office:value-type="float" office:value="21452" calcext:value-type="float">
            <text:p>21.452</text:p>
          </table:table-cell>
          <table:table-cell table:style-name="ce24" table:formula="of:=SUM([.H21])+[.I5]" office:value-type="float" office:value="24945" calcext:value-type="float">
            <text:p>24.945</text:p>
          </table:table-cell>
          <table:table-cell table:style-name="ce24" table:formula="of:=SUM([.I21])+[.J5]" office:value-type="float" office:value="27506" calcext:value-type="float">
            <text:p>27.506</text:p>
          </table:table-cell>
          <table:table-cell table:style-name="ce24" table:formula="of:=SUM([.J21])+[.K5]" office:value-type="float" office:value="31870" calcext:value-type="float">
            <text:p>31.870</text:p>
          </table:table-cell>
          <table:table-cell table:style-name="ce24" table:formula="of:=SUM([.K21])+[.L5]" office:value-type="float" office:value="36175" calcext:value-type="float">
            <text:p>36.175</text:p>
          </table:table-cell>
          <table:table-cell table:style-name="ce24" table:formula="of:=SUM([.L21])+[.M5]" office:value-type="float" office:value="40072" calcext:value-type="float">
            <text:p>40.072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OTAL INGRESOS</text:p>
          </table:table-cell>
          <table:table-cell table:style-name="ce29" table:formula="of:=SUM([.B19:.B21])" office:value-type="float" office:value="38438" calcext:value-type="float">
            <text:p>38.438</text:p>
          </table:table-cell>
          <table:table-cell table:style-name="ce29" table:formula="of:=SUM([.C19:.C21])" office:value-type="float" office:value="75517" calcext:value-type="float">
            <text:p>75.517</text:p>
          </table:table-cell>
          <table:table-cell table:style-name="ce29" table:formula="of:=SUM([.D19:.D21])" office:value-type="float" office:value="102203" calcext:value-type="float">
            <text:p>102.203</text:p>
          </table:table-cell>
          <table:table-cell table:style-name="ce29" table:formula="of:=SUM([.E19:.E21])" office:value-type="float" office:value="141638" calcext:value-type="float">
            <text:p>141.638</text:p>
          </table:table-cell>
          <table:table-cell table:style-name="ce29" table:formula="of:=SUM([.F19:.F21])" office:value-type="float" office:value="168642" calcext:value-type="float">
            <text:p>168.642</text:p>
          </table:table-cell>
          <table:table-cell table:style-name="ce29" table:formula="of:=SUM([.G19:.G21])" office:value-type="float" office:value="205128" calcext:value-type="float">
            <text:p>205.128</text:p>
          </table:table-cell>
          <table:table-cell table:style-name="ce29" table:formula="of:=SUM([.H19:.H21])" office:value-type="float" office:value="237858" calcext:value-type="float">
            <text:p>237.858</text:p>
          </table:table-cell>
          <table:table-cell table:style-name="ce29" table:formula="of:=SUM([.I19:.I21])" office:value-type="float" office:value="265811" calcext:value-type="float">
            <text:p>265.811</text:p>
          </table:table-cell>
          <table:table-cell table:style-name="ce29" table:formula="of:=SUM([.J19:.J21])" office:value-type="float" office:value="300930" calcext:value-type="float">
            <text:p>300.930</text:p>
          </table:table-cell>
          <table:table-cell table:style-name="ce29" table:formula="of:=SUM([.K19:.K21])" office:value-type="float" office:value="335141" calcext:value-type="float">
            <text:p>335.141</text:p>
          </table:table-cell>
          <table:table-cell table:style-name="ce29" table:formula="of:=SUM([.L19:.L21])" office:value-type="float" office:value="373504" calcext:value-type="float">
            <text:p>373.504</text:p>
          </table:table-cell>
          <table:table-cell table:style-name="ce29" table:formula="of:=SUM([.M19:.M21])" office:value-type="float" office:value="399999" calcext:value-type="float">
            <text:p>399.999</text:p>
          </table:table-cell>
          <table:table-cell table:number-columns-repeated="1011"/>
        </table:table-row>
        <table:table-row table:style-name="ro1">
          <table:table-cell table:style-name="ce24" table:number-columns-repeated="13"/>
          <table:table-cell table:number-columns-repeated="1011"/>
        </table:table-row>
        <table:table-row table:style-name="ro1">
          <table:table-cell table:style-name="ce23" office:value-type="string" calcext:value-type="string">
            <text:p>GASTOS</text:p>
          </table:table-cell>
          <table:table-cell table:style-name="ce24" table:number-columns-repeated="12"/>
          <table:table-cell table:number-columns-repeated="1011"/>
        </table:table-row>
        <table:table-row table:style-name="ro1">
          <table:table-cell table:style-name="ce24" office:value-type="string" calcext:value-type="string">
            <text:p>SALARIOS</text:p>
          </table:table-cell>
          <table:table-cell table:style-name="ce24" table:formula="of:=SUM([.A25])+[.B9]" office:value-type="float" office:value="7020" calcext:value-type="float">
            <text:p>7.020</text:p>
          </table:table-cell>
          <table:table-cell table:style-name="ce24" table:formula="of:=SUM([.B25])+[.C9]" office:value-type="float" office:value="14508" calcext:value-type="float">
            <text:p>14.508</text:p>
          </table:table-cell>
          <table:table-cell table:style-name="ce24" table:formula="of:=SUM([.C25])+[.D9]" office:value-type="float" office:value="23010" calcext:value-type="float">
            <text:p>23.010</text:p>
          </table:table-cell>
          <table:table-cell table:style-name="ce24" table:formula="of:=SUM([.D25])+[.E9]" office:value-type="float" office:value="31434" calcext:value-type="float">
            <text:p>31.434</text:p>
          </table:table-cell>
          <table:table-cell table:style-name="ce24" table:formula="of:=SUM([.E25])+[.F9]" office:value-type="float" office:value="38922" calcext:value-type="float">
            <text:p>38.922</text:p>
          </table:table-cell>
          <table:table-cell table:style-name="ce24" table:formula="of:=SUM([.F25])+[.G9]" office:value-type="float" office:value="47346" calcext:value-type="float">
            <text:p>47.346</text:p>
          </table:table-cell>
          <table:table-cell table:style-name="ce24" table:formula="of:=SUM([.G25])+[.H9]" office:value-type="float" office:value="55224" calcext:value-type="float">
            <text:p>55.224</text:p>
          </table:table-cell>
          <table:table-cell table:style-name="ce24" table:formula="of:=SUM([.H25])+[.I9]" office:value-type="float" office:value="62790" calcext:value-type="float">
            <text:p>62.790</text:p>
          </table:table-cell>
          <table:table-cell table:style-name="ce24" table:formula="of:=SUM([.I25])+[.J9]" office:value-type="float" office:value="70278" calcext:value-type="float">
            <text:p>70.278</text:p>
          </table:table-cell>
          <table:table-cell table:style-name="ce24" table:formula="of:=SUM([.J25])+[.K9]" office:value-type="float" office:value="77610" calcext:value-type="float">
            <text:p>77.610</text:p>
          </table:table-cell>
          <table:table-cell table:style-name="ce24" table:formula="of:=SUM([.K25])+[.L9]" office:value-type="float" office:value="84708" calcext:value-type="float">
            <text:p>84.708</text:p>
          </table:table-cell>
          <table:table-cell table:style-name="ce24" table:formula="of:=SUM([.L25])+[.M9]" office:value-type="float" office:value="93054" calcext:value-type="float">
            <text:p>93.05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GASTOS PRODUCCION</text:p>
          </table:table-cell>
          <table:table-cell table:style-name="ce24" table:formula="of:=SUM([.A26])+[.B10]" office:value-type="float" office:value="24600.32" calcext:value-type="float">
            <text:p>24.600</text:p>
          </table:table-cell>
          <table:table-cell table:style-name="ce24" table:formula="of:=SUM([.B26])+[.C10]" office:value-type="float" office:value="49814.04" calcext:value-type="float">
            <text:p>49.814</text:p>
          </table:table-cell>
          <table:table-cell table:style-name="ce24" table:formula="of:=SUM([.C26])+[.D10]" office:value-type="float" office:value="63957.62" calcext:value-type="float">
            <text:p>63.958</text:p>
          </table:table-cell>
          <table:table-cell table:style-name="ce24" table:formula="of:=SUM([.D26])+[.E10]" office:value-type="float" office:value="89984.72" calcext:value-type="float">
            <text:p>89.985</text:p>
          </table:table-cell>
          <table:table-cell table:style-name="ce24" table:formula="of:=SUM([.E26])+[.F10]" office:value-type="float" office:value="103756.76" calcext:value-type="float">
            <text:p>103.757</text:p>
          </table:table-cell>
          <table:table-cell table:style-name="ce24" table:formula="of:=SUM([.F26])+[.G10]" office:value-type="float" office:value="127107.8" calcext:value-type="float">
            <text:p>127.108</text:p>
          </table:table-cell>
          <table:table-cell table:style-name="ce24" table:formula="of:=SUM([.G26])+[.H10]" office:value-type="float" office:value="148055" calcext:value-type="float">
            <text:p>148.055</text:p>
          </table:table-cell>
          <table:table-cell table:style-name="ce24" table:formula="of:=SUM([.H26])+[.I10]" office:value-type="float" office:value="162870.09" calcext:value-type="float">
            <text:p>162.870</text:p>
          </table:table-cell>
          <table:table-cell table:style-name="ce24" table:formula="of:=SUM([.I26])+[.J10]" office:value-type="float" office:value="187102.2" calcext:value-type="float">
            <text:p>187.102</text:p>
          </table:table-cell>
          <table:table-cell table:style-name="ce24" table:formula="of:=SUM([.J26])+[.K10]" office:value-type="float" office:value="205576.14" calcext:value-type="float">
            <text:p>205.576</text:p>
          </table:table-cell>
          <table:table-cell table:style-name="ce24" table:formula="of:=SUM([.K26])+[.L10]" office:value-type="float" office:value="232046.61" calcext:value-type="float">
            <text:p>232.047</text:p>
          </table:table-cell>
          <table:table-cell table:style-name="ce24" table:formula="of:=SUM([.L26])+[.M10]" office:value-type="float" office:value="250063.21" calcext:value-type="float">
            <text:p>250.063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OTROS GASTOS</text:p>
          </table:table-cell>
          <table:table-cell table:style-name="ce24" table:formula="of:=SUM([.A27])+[.B11]" office:value-type="float" office:value="2852" calcext:value-type="float">
            <text:p>2.852</text:p>
          </table:table-cell>
          <table:table-cell table:style-name="ce24" table:formula="of:=SUM([.B27])+[.C11]" office:value-type="float" office:value="5383" calcext:value-type="float">
            <text:p>5.383</text:p>
          </table:table-cell>
          <table:table-cell table:style-name="ce24" table:formula="of:=SUM([.C27])+[.D11]" office:value-type="float" office:value="8658" calcext:value-type="float">
            <text:p>8.658</text:p>
          </table:table-cell>
          <table:table-cell table:style-name="ce24" table:formula="of:=SUM([.D27])+[.E11]" office:value-type="float" office:value="12829" calcext:value-type="float">
            <text:p>12.829</text:p>
          </table:table-cell>
          <table:table-cell table:style-name="ce24" table:formula="of:=SUM([.E27])+[.F11]" office:value-type="float" office:value="15602" calcext:value-type="float">
            <text:p>15.602</text:p>
          </table:table-cell>
          <table:table-cell table:style-name="ce24" table:formula="of:=SUM([.F27])+[.G11]" office:value-type="float" office:value="19971" calcext:value-type="float">
            <text:p>19.971</text:p>
          </table:table-cell>
          <table:table-cell table:style-name="ce24" table:formula="of:=SUM([.G27])+[.H11]" office:value-type="float" office:value="23821" calcext:value-type="float">
            <text:p>23.821</text:p>
          </table:table-cell>
          <table:table-cell table:style-name="ce24" table:formula="of:=SUM([.H27])+[.I11]" office:value-type="float" office:value="27373" calcext:value-type="float">
            <text:p>27.373</text:p>
          </table:table-cell>
          <table:table-cell table:style-name="ce24" table:formula="of:=SUM([.I27])+[.J11]" office:value-type="float" office:value="31397" calcext:value-type="float">
            <text:p>31.397</text:p>
          </table:table-cell>
          <table:table-cell table:style-name="ce24" table:formula="of:=SUM([.J27])+[.K11]" office:value-type="float" office:value="36184" calcext:value-type="float">
            <text:p>36.184</text:p>
          </table:table-cell>
          <table:table-cell table:style-name="ce24" table:formula="of:=SUM([.K27])+[.L11]" office:value-type="float" office:value="39080" calcext:value-type="float">
            <text:p>39.080</text:p>
          </table:table-cell>
          <table:table-cell table:style-name="ce24" table:formula="of:=SUM([.L27])+[.M11]" office:value-type="float" office:value="42568" calcext:value-type="float">
            <text:p>42.568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OTAL GASTOS</text:p>
          </table:table-cell>
          <table:table-cell table:style-name="ce29" table:formula="of:=SUM([.B25:.B27])" office:value-type="float" office:value="34472.32" calcext:value-type="float">
            <text:p>34.472</text:p>
          </table:table-cell>
          <table:table-cell table:style-name="ce29" table:formula="of:=SUM([.C25:.C27])" office:value-type="float" office:value="69705.04" calcext:value-type="float">
            <text:p>69.705</text:p>
          </table:table-cell>
          <table:table-cell table:style-name="ce29" table:formula="of:=SUM([.D25:.D27])" office:value-type="float" office:value="95625.62" calcext:value-type="float">
            <text:p>95.626</text:p>
          </table:table-cell>
          <table:table-cell table:style-name="ce29" table:formula="of:=SUM([.E25:.E27])" office:value-type="float" office:value="134247.72" calcext:value-type="float">
            <text:p>134.248</text:p>
          </table:table-cell>
          <table:table-cell table:style-name="ce29" table:formula="of:=SUM([.F25:.F27])" office:value-type="float" office:value="158280.76" calcext:value-type="float">
            <text:p>158.281</text:p>
          </table:table-cell>
          <table:table-cell table:style-name="ce29" table:formula="of:=SUM([.G25:.G27])" office:value-type="float" office:value="194424.8" calcext:value-type="float">
            <text:p>194.425</text:p>
          </table:table-cell>
          <table:table-cell table:style-name="ce29" table:formula="of:=SUM([.H25:.H27])" office:value-type="float" office:value="227100" calcext:value-type="float">
            <text:p>227.100</text:p>
          </table:table-cell>
          <table:table-cell table:style-name="ce29" table:formula="of:=SUM([.I25:.I27])" office:value-type="float" office:value="253033.09" calcext:value-type="float">
            <text:p>253.033</text:p>
          </table:table-cell>
          <table:table-cell table:style-name="ce29" table:formula="of:=SUM([.J25:.J27])" office:value-type="float" office:value="288777.2" calcext:value-type="float">
            <text:p>288.777</text:p>
          </table:table-cell>
          <table:table-cell table:style-name="ce29" table:formula="of:=SUM([.K25:.K27])" office:value-type="float" office:value="319370.14" calcext:value-type="float">
            <text:p>319.370</text:p>
          </table:table-cell>
          <table:table-cell table:style-name="ce29" table:formula="of:=SUM([.L25:.L27])" office:value-type="float" office:value="355834.61" calcext:value-type="float">
            <text:p>355.835</text:p>
          </table:table-cell>
          <table:table-cell table:style-name="ce29" table:formula="of:=SUM([.M25:.M27])" office:value-type="float" office:value="385685.21" calcext:value-type="float">
            <text:p>385.685</text:p>
          </table:table-cell>
          <table:table-cell table:number-columns-repeated="1011"/>
        </table:table-row>
        <table:table-row table:style-name="ro1">
          <table:table-cell table:style-name="ce24" table:number-columns-repeated="13"/>
          <table:table-cell table:number-columns-repeated="1011"/>
        </table:table-row>
        <table:table-row table:style-name="ro1">
          <table:table-cell table:style-name="ce23" office:value-type="string" calcext:value-type="string">
            <text:p>BENEFICIOS</text:p>
          </table:table-cell>
          <table:table-cell table:style-name="ce29" table:formula="of:=[.B22]-[.B28]" office:value-type="float" office:value="3965.68" calcext:value-type="float">
            <text:p>3.966</text:p>
          </table:table-cell>
          <table:table-cell table:style-name="ce29" table:formula="of:=[.C22]-[.C28]" office:value-type="float" office:value="5811.95999999999" calcext:value-type="float">
            <text:p>5.812</text:p>
          </table:table-cell>
          <table:table-cell table:style-name="ce29" table:formula="of:=[.D22]-[.D28]" office:value-type="float" office:value="6577.38" calcext:value-type="float">
            <text:p>6.577</text:p>
          </table:table-cell>
          <table:table-cell table:style-name="ce29" table:formula="of:=[.E22]-[.E28]" office:value-type="float" office:value="7390.28" calcext:value-type="float">
            <text:p>7.390</text:p>
          </table:table-cell>
          <table:table-cell table:style-name="ce29" table:formula="of:=[.F22]-[.F28]" office:value-type="float" office:value="10361.24" calcext:value-type="float">
            <text:p>10.361</text:p>
          </table:table-cell>
          <table:table-cell table:style-name="ce29" table:formula="of:=[.G22]-[.G28]" office:value-type="float" office:value="10703.2" calcext:value-type="float">
            <text:p>10.703</text:p>
          </table:table-cell>
          <table:table-cell table:style-name="ce29" table:formula="of:=[.H22]-[.H28]" office:value-type="float" office:value="10758" calcext:value-type="float">
            <text:p>10.758</text:p>
          </table:table-cell>
          <table:table-cell table:style-name="ce29" table:formula="of:=[.I22]-[.I28]" office:value-type="float" office:value="12777.91" calcext:value-type="float">
            <text:p>12.778</text:p>
          </table:table-cell>
          <table:table-cell table:style-name="ce29" table:formula="of:=[.J22]-[.J28]" office:value-type="float" office:value="12152.8" calcext:value-type="float">
            <text:p>12.153</text:p>
          </table:table-cell>
          <table:table-cell table:style-name="ce29" table:formula="of:=[.K22]-[.K28]" office:value-type="float" office:value="15770.86" calcext:value-type="float">
            <text:p>15.771</text:p>
          </table:table-cell>
          <table:table-cell table:style-name="ce29" table:formula="of:=[.L22]-[.L28]" office:value-type="float" office:value="17669.39" calcext:value-type="float">
            <text:p>17.669</text:p>
          </table:table-cell>
          <table:table-cell table:style-name="ce29" table:formula="of:=[.M22]-[.M28]" office:value-type="float" office:value="14313.79" calcext:value-type="float">
            <text:p>14.314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2" table:number-columns-repeated="257" table:default-cell-style-name="ce32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2" table:number-columns-repeated="257" table:default-cell-style-name="ce32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9:43:44.89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/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/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smael Fanlo Boj</meta:initial-creator>
    <meta:creation-date>2008-10-21T17:35:18</meta:creation-date>
    <meta:editing-duration>P2171DT9H54M42S</meta:editing-duration>
    <dc:date>2025-04-11T19:57:47.644000000</dc:date>
    <meta:generator>LibreOffice/24.8.0.3$Windows_X86_64 LibreOffice_project/0bdf1299c94fe897b119f97f3c613e9dca6be583</meta:generator>
    <meta:editing-cycles>3</meta:editing-cycles>
    <meta:document-statistic meta:table-count="3" meta:cell-count="274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graphic-properties draw:fill="solid" draw:fill-color="#e5ff64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3pt" style:font-size-complex="13pt"/>
    </style:style>
    <style:style style:name="ch4" style:family="chart">
      <style:chart-properties chart:auto-position="true"/>
      <style:graphic-properties svg:stroke-width="0.1cm" svg:stroke-color="#7f7f7f" draw:fill="none" draw:fill-color="#e6e6e6"/>
      <style:text-properties fo:font-size="10pt" fo:font-weight="bold" style:font-size-asian="10pt" style:font-size-complex="10pt"/>
    </style:style>
    <style:style style:name="ch5" style:family="chart">
      <style:chart-properties chart:three-dimensional="true" chart:solid-type="cylinder"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7" style:family="chart" style:data-style-name="N122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fo:font-weight="bold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weight="bold"/>
    </style:style>
    <style:style style:name="T2" style:family="text">
      <style:text-properties style:text-position="0% 100%" fo:font-size="11pt" fo:font-style="italic" style:text-underline-style="solid" style:text-underline-width="auto" style:letter-kerning="false" style:font-size-asian="11pt" style:font-size-complex="11pt"/>
    </style:style>
  </office:automatic-styles>
  <office:body>
    <office:chart>
      <chart:chart svg:width="15.978cm" svg:height="9.004cm" xlink:href=".." xlink:type="simple" chart:class="chart:bar" chart:style-name="ch1">
        <chart:title svg:x="5.619cm" svg:y="0.316cm" chart:style-name="ch2">
          <text:p><text:span text:style-name="T1">Cuenta de resultados</text:span></text:p>
        </chart:title>
        <chart:subtitle svg:x="5.558cm" svg:y="1.275cm" chart:style-name="ch3">
          <text:p><text:span text:style-name="T2">Datos acumulados Jun/Dic</text:span></text:p>
        </chart:subtitle>
        <chart:legend chart:legend-position="end" svg:x="12.529cm" svg:y="3.954cm" style:legend-expansion="high" chart:style-name="ch4"/>
        <chart:plot-area chart:style-name="ch5" table:cell-range-address="Hoja1.G18:Hoja1.G18 Hoja1.M18:Hoja1.M18 Hoja1.A28:Hoja1.A28 Hoja1.G28:Hoja1.G28 Hoja1.M28:Hoja1.M28 Hoja1.A30:Hoja1.A30 Hoja1.G30:Hoja1.G30 Hoja1.M30:Hoja1.M30" chart:data-source-has-labels="both" svg:x="0.319cm" svg:y="2.138cm" svg:width="11.891cm" svg:height="6.68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153cm" svg:y="2.138cm" svg:width="10.003cm" svg:height="6.0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oja1.G18:Hoja1.G18 Hoja1.M18:Hoja1.M18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Hoja1.G28:Hoja1.G28 Hoja1.M28:Hoja1.M28" chart:label-cell-address="Hoja1.A28:Hoja1.A28" chart:class="chart:bar">
            <chart:data-point chart:repeated="2"/>
          </chart:series>
          <chart:series chart:style-name="ch11" chart:values-cell-range-address="Hoja1.G30:Hoja1.G30 Hoja1.M30:Hoja1.M30" chart:label-cell-address="Hoja1.A30:Hoja1.A3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UN</text:p>
                <draw:g>
                  <svg:desc>Hoja1.G18:Hoja1.G18 Hoja1.M18:Hoja1.M18</svg:desc>
                </draw:g>
              </table:table-cell>
              <table:table-cell office:value-type="string">
                <text:p>DIC</text:p>
              </table:table-cell>
            </table:table-row>
          </table:table-header-rows>
          <table:table-rows>
            <table:table-row>
              <table:table-cell office:value-type="string">
                <text:p>TOTAL GASTOS</text:p>
                <draw:g>
                  <svg:desc>Hoja1.A28:Hoja1.A28</svg:desc>
                </draw:g>
              </table:table-cell>
              <table:table-cell office:value-type="float" office:value="194424.8">
                <text:p>194424.8</text:p>
                <draw:g>
                  <svg:desc>Hoja1.G28:Hoja1.G28 Hoja1.M28:Hoja1.M28</svg:desc>
                </draw:g>
              </table:table-cell>
              <table:table-cell office:value-type="float" office:value="385685.21">
                <text:p>385685.21</text:p>
              </table:table-cell>
            </table:table-row>
            <table:table-row>
              <table:table-cell office:value-type="string">
                <text:p>BENEFICIOS</text:p>
                <draw:g>
                  <svg:desc>Hoja1.A30:Hoja1.A30</svg:desc>
                </draw:g>
              </table:table-cell>
              <table:table-cell office:value-type="float" office:value="10703.2">
                <text:p>10703.2</text:p>
                <draw:g>
                  <svg:desc>Hoja1.G30:Hoja1.G30 Hoja1.M30:Hoja1.M30</svg:desc>
                </draw:g>
              </table:table-cell>
              <table:table-cell office:value-type="float" office:value="14313.79">
                <text:p>14313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ChartGradient_20_1" draw:display-name="ChartGradient 1" draw:style="linear" draw:start-color="#fe7f00" draw:end-color="#caca00" draw:start-intensity="100%" draw:end-intensity="100%" draw:angle="30deg" draw:border="0%">
      <loext:gradient-stop svg:offset="0" loext:color-type="rgb" loext:color-value="#fe7f00"/>
      <loext:gradient-stop svg:offset="1" loext:color-type="rgb" loext:color-value="#caca00"/>
    </draw:gradient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minimum="2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15cm" svg:stroke-color="#004586" svg:stroke-opacity="75%" draw:fill-color="#004586" draw:opacity="75%" dr3d:edge-rounding="5%"/>
      <style:text-properties fo:font-size="10pt" fo:font-weight="bold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 chart:data-label-series="false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5cm" svg:stroke-color="#ff420e" svg:stroke-opacity="75%" draw:fill-color="#ff420e" draw:opacity="75%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8cm" svg:height="9.875cm" xlink:href=".." xlink:type="simple" chart:class="chart:line" chart:style-name="ch1">
        <chart:title svg:x="4.993cm" svg:y="0.333cm" chart:style-name="ch2">
          <text:p>Ingresos y gastos mensuales</text:p>
        </chart:title>
        <chart:legend chart:legend-position="end" svg:x="3.843cm" svg:y="7.916cm" style:legend-expansion="custom" svg:width="7.881cm" svg:height="1.201cm" style:legend-expansion-aspect-ratio="6.56203164029975" chart:style-name="ch3"/>
        <chart:plot-area chart:style-name="ch4" table:cell-range-address="Hoja1.B2:Hoja1.M2 Hoja1.A6:Hoja1.M6 Hoja1.A12:Hoja1.M12" chart:data-source-has-labels="both" svg:x="0.375cm" svg:y="1.394cm" svg:width="14.834cm" svg:height="6.381cm">
          <chart:coordinate-region svg:x="1.678cm" svg:y="1.593cm" svg:width="13.233cm" svg:height="5.536cm"/>
          <chart:axis chart:dimension="x" chart:name="primary-x" chart:style-name="ch5" chartooo:axis-type="auto">
            <chartooo:date-scale/>
            <chart:categories table:cell-range-address="Hoja1.B2:Hoja1.M2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Hoja1.B6:Hoja1.M6" chart:label-cell-address="Hoja1.A6:Hoja1.A6" chart:class="chart:line">
            <chart:data-point chart:style-name="ch10" chart:repeated="3"/>
            <chart:data-point/>
            <chart:data-point chart:style-name="ch10" chart:repeated="8"/>
          </chart:series>
          <chart:series chart:style-name="ch11" chart:values-cell-range-address="Hoja1.B12:Hoja1.M12" chart:label-cell-address="Hoja1.A12:Hoja1.A1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</text:p>
                <draw:g>
                  <svg:desc>Hoja1.B2:Hoja1.M2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BR</text:p>
              </table:table-cell>
              <table:table-cell office:value-type="string">
                <text:p>MAY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GO</text:p>
              </table:table-cell>
              <table:table-cell office:value-type="string">
                <text:p>SEP</text:p>
              </table:table-cell>
              <table:table-cell office:value-type="string">
                <text:p>OCT</text:p>
              </table:table-cell>
              <table:table-cell office:value-type="string">
                <text:p>NOV</text:p>
              </table:table-cell>
              <table:table-cell office:value-type="string">
                <text:p>DIC</text:p>
              </table:table-cell>
            </table:table-row>
          </table:table-header-rows>
          <table:table-rows>
            <table:table-row>
              <table:table-cell office:value-type="string">
                <text:p>TOTAL INGRESOS</text:p>
                <draw:g>
                  <svg:desc>Hoja1.A6:Hoja1.A6</svg:desc>
                </draw:g>
              </table:table-cell>
              <table:table-cell office:value-type="float" office:value="38438">
                <text:p>38438</text:p>
                <draw:g>
                  <svg:desc>Hoja1.B6:Hoja1.M6</svg:desc>
                </draw:g>
              </table:table-cell>
              <table:table-cell office:value-type="float" office:value="37079">
                <text:p>37079</text:p>
              </table:table-cell>
              <table:table-cell office:value-type="float" office:value="26686">
                <text:p>26686</text:p>
              </table:table-cell>
              <table:table-cell office:value-type="float" office:value="39435">
                <text:p>39435</text:p>
              </table:table-cell>
              <table:table-cell office:value-type="float" office:value="27004">
                <text:p>27004</text:p>
              </table:table-cell>
              <table:table-cell office:value-type="float" office:value="36486">
                <text:p>36486</text:p>
              </table:table-cell>
              <table:table-cell office:value-type="float" office:value="32730">
                <text:p>32730</text:p>
              </table:table-cell>
              <table:table-cell office:value-type="float" office:value="27953">
                <text:p>27953</text:p>
              </table:table-cell>
              <table:table-cell office:value-type="float" office:value="35119">
                <text:p>35119</text:p>
              </table:table-cell>
              <table:table-cell office:value-type="float" office:value="34211">
                <text:p>34211</text:p>
              </table:table-cell>
              <table:table-cell office:value-type="float" office:value="38363">
                <text:p>38363</text:p>
              </table:table-cell>
              <table:table-cell office:value-type="float" office:value="26495">
                <text:p>26495</text:p>
              </table:table-cell>
            </table:table-row>
            <table:table-row>
              <table:table-cell office:value-type="string">
                <text:p>TOTAL GASTOS</text:p>
                <draw:g>
                  <svg:desc>Hoja1.A12:Hoja1.A12</svg:desc>
                </draw:g>
              </table:table-cell>
              <table:table-cell office:value-type="float" office:value="34472.32">
                <text:p>34472.32</text:p>
                <draw:g>
                  <svg:desc>Hoja1.B12:Hoja1.M12</svg:desc>
                </draw:g>
              </table:table-cell>
              <table:table-cell office:value-type="float" office:value="35232.72">
                <text:p>35232.72</text:p>
              </table:table-cell>
              <table:table-cell office:value-type="float" office:value="25920.58">
                <text:p>25920.58</text:p>
              </table:table-cell>
              <table:table-cell office:value-type="float" office:value="38622.1">
                <text:p>38622.1</text:p>
              </table:table-cell>
              <table:table-cell office:value-type="float" office:value="24033.04">
                <text:p>24033.04</text:p>
              </table:table-cell>
              <table:table-cell office:value-type="float" office:value="36144.04">
                <text:p>36144.04</text:p>
              </table:table-cell>
              <table:table-cell office:value-type="float" office:value="32675.2">
                <text:p>32675.2</text:p>
              </table:table-cell>
              <table:table-cell office:value-type="float" office:value="25933.09">
                <text:p>25933.09</text:p>
              </table:table-cell>
              <table:table-cell office:value-type="float" office:value="35744.11">
                <text:p>35744.11</text:p>
              </table:table-cell>
              <table:table-cell office:value-type="float" office:value="30592.94">
                <text:p>30592.94</text:p>
              </table:table-cell>
              <table:table-cell office:value-type="float" office:value="36464.47">
                <text:p>36464.47</text:p>
              </table:table-cell>
              <table:table-cell office:value-type="float" office:value="29850.6">
                <text:p>2985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graphic-properties draw:stroke="solid" svg:stroke-width="0.1cm" svg:stroke-color="#7f7f7f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ngle-offset="330" chart:right-angled-axes="true" chart:data-label-number="percentag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-color="#004586"/>
      <style:text-properties fo:font-size="10pt" fo:font-weight="bold" style:font-size-asian="10pt" style:font-size-complex="10pt"/>
    </style:style>
    <style:style style:name="ch8" style:family="chart">
      <style:chart-properties chart:solid-type="cuboid"/>
      <style:graphic-properties draw:fill-color="#aecf00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weight="bold"/>
    </style:style>
  </office:automatic-styles>
  <office:body>
    <office:chart>
      <chart:chart svg:width="16.006cm" svg:height="9.008cm" xlink:href=".." xlink:type="simple" chart:class="chart:ring" chart:style-name="ch1">
        <chart:title svg:x="4.396cm" svg:y="0.316cm" chart:style-name="ch2">
          <text:p><text:span text:style-name="T1">Ingresos anuales por conceptos:</text:span></text:p>
        </chart:title>
        <chart:plot-area chart:style-name="ch3" table:cell-range-address="Hoja1.A3:Hoja1.A5 Hoja1.A53:Hoja1.A53 Hoja1.N2:Hoja1.N5" chart:data-source-has-labels="both" svg:x="2.677cm" svg:y="1.513cm" svg:width="11.629cm" svg:height="7.069cm" dr3d:transform="matrix (0.994521895368273 0.0947349602264496 0.0441756374486012 -1.29063426612674E-015 0.422618261740699 -0.90630778703665 -0.104528463267654 0.901342938150715 0.420303114683605 0cm 0cm 0cm)" dr3d:vrp="(0 0 87591.2408759124)" dr3d:projection="parallel" dr3d:distance="4.2cm" dr3d:focal-length="8cm" dr3d:shadow-slant="0" dr3d:shade-mode="flat" dr3d:ambient-color="#cccccc" dr3d:lighting-mode="true">
          <chart:coordinate-region svg:x="0.98cm" svg:y="1.513cm" svg:width="15.024cm" svg:height="7.069cm"/>
          <dr3d:light dr3d:diffuse-color="#808080" dr3d:direction="(0 0 1)" dr3d:enabled="false" dr3d:specular="true"/>
          <dr3d:light dr3d:diffuse-color="#333333" dr3d:direction="(-0.0985515595035819 0.835852669416805 0.42618998715152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Hoja1.A3:Hoja1.A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N3:Hoja1.N5" chart:label-cell-address="Hoja1.A53:Hoja1.A53 Hoja1.N2:Hoja1.N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AÑO</text:p>
                <text:list>
                  <text:list-item>
                    <text:p/>
                  </text:list-item>
                  <text:list-item>
                    <text:p>TOTAL AÑO</text:p>
                  </text:list-item>
                </text:list>
                <draw:g>
                  <svg:desc>Hoja1.A53:Hoja1.A53 Hoja1.N2:Hoja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NTAS</text:p>
                <draw:g>
                  <svg:desc>Hoja1.A3:Hoja1.A5</svg:desc>
                </draw:g>
              </table:table-cell>
              <table:table-cell office:value-type="float" office:value="278861">
                <text:p>278861</text:p>
                <draw:g>
                  <svg:desc>Hoja1.N3:Hoja1.N5</svg:desc>
                </draw:g>
              </table:table-cell>
            </table:table-row>
            <table:table-row>
              <table:table-cell office:value-type="string">
                <text:p>ALQUILERES</text:p>
              </table:table-cell>
              <table:table-cell office:value-type="float" office:value="81066">
                <text:p>81066</text:p>
              </table:table-cell>
            </table:table-row>
            <table:table-row>
              <table:table-cell office:value-type="string">
                <text:p>OTROS INGRESOS</text:p>
              </table:table-cell>
              <table:table-cell office:value-type="float" office:value="40072">
                <text:p>400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